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Open sans" fo:letter-spacing="normal" fo:font-style="normal" fo:font-weight="normal" fo:background-color="#ffffff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#ffffff"/>
    </style:style>
    <style:style style:name="P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#ffffff"/>
    </style:style>
    <style:style style:name="P4" style:family="paragraph" style:parent-style-name="Text_20_body">
      <style:text-properties fo:color="#000000" loext:opacity="100%" fo:background-color="#ffffff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safíos:</text:h>
      <text:list text:style-name="L1">
        <text:list-item>
          <text:p text:style-name="P2">Crea una función que calcule el índice de masa corporal (IMC) de una persona a partir de su altura en metros y peso en kilogramos, que se recibirán como parámetros.</text:p>
        </text:list-item>
        <text:list-item>
          <text:p text:style-name="P2">Crea una función que calcule el valor del factorial de un número pasado como parámetro.</text:p>
        </text:list-item>
        <text:list-item>
          <text:p text:style-name="P2">Crea una función que convierta un valor en dólares, pasado como parámetro, y devuelva el valor equivalente en reales(moneda brasileña,si deseas puedes hacerlo con el valor del dólar en tu país). Para esto, considera la cotización del dólar igual a R$4,80.</text:p>
        </text:list-item>
        <text:list-item>
          <text:p text:style-name="P2">Crea una función que muestre en pantalla el área y el perímetro de una sala rectangular, utilizando la altura y la anchura que se proporcionarán como parámetros.</text:p>
        </text:list-item>
        <text:list-item>
          <text:p text:style-name="P2">Crea una función que muestre en pantalla el área y el perímetro de una sala circular, utilizando su radio que se proporcionará como parámetro. Considera Pi = 3,14.</text:p>
        </text:list-item>
        <text:list-item>
          <text:p text:style-name="P3">Crea una función que muestre en pantalla la tabla de multiplicar de un número dado como parámetro.</text:p>
        </text:list-item>
      </text:list>
      <text:p text:style-name="P4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0:50:11.421532279</meta:creation-date>
    <dc:date>2025-02-20T10:53:38.961180444</dc:date>
    <meta:editing-duration>PT3M32S</meta:editing-duration>
    <meta:editing-cycles>1</meta:editing-cycles>
    <meta:document-statistic meta:table-count="0" meta:image-count="0" meta:object-count="0" meta:page-count="1" meta:paragraph-count="8" meta:word-count="165" meta:character-count="950" meta:non-whitespace-character-count="797"/>
    <meta:generator>LibreOffice/24.2.7.2$Linux_X86_64 LibreOffice_project/420$Build-2</meta:generator>
  </office:meta>
</office:document-meta>
</file>